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name-asian="Segoe UI2" style:font-size-asian="26pt" style:font-weight-asian="normal" style:font-name-complex="Segoe UI2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style:text-underline-style="none" fo:font-weight="normal" style:font-name-asian="Segoe UI2" style:font-size-asian="28pt" style:font-style-asian="italic" style:font-weight-asian="normal" style:font-name-complex="Segoe UI2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2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5" style:family="text">
      <style:text-properties fo:color="#ffffff" style:font-name="Segoe UI2" fo:font-size="32pt" fo:font-style="normal" fo:text-shadow="1pt 1pt" fo:font-weight="normal" style:font-name-asian="Segoe UI2" style:font-size-asian="32pt" style:font-style-asian="normal" style:font-weight-asian="normal" style:font-name-complex="Segoe UI2" style:font-size-complex="32pt" style:font-style-complex="normal" style:font-weight-complex="normal"/>
    </style:style>
    <style:style style:name="T6" style:family="text">
      <style:text-properties fo:color="#ffffff" style:font-name="Segoe UI2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2.774cm" svg:x="1.778cm" svg:y="0.508cm">
          <draw:text-box>
            <text:p text:style-name="P1"><text:span text:style-name="T1">Old Testament</text:span></text:p>
            <text:p text:style-name="P1"><text:span text:style-name="T2">Genesis 11:1–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638cm" svg:height="6.263cm" svg:x="1.778cm" svg:y="0.508cm">
          <draw:text-box>
            <text:p text:style-name="P4"><text:span text:style-name="T3">1</text:span><text:span text:style-name="T4">Now the whole earth had one language and the same words. </text:span><text:span text:style-name="T3">2</text:span><text:span text:style-name="T4">And as people migrated from the east, they found a plain in the land of Shinar and settled the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2" draw:layer="layout" svg:width="24.638cm" svg:height="6.263cm" svg:x="1.778cm" svg:y="0.508cm">
          <draw:text-box>
            <text:p text:style-name="P4"><text:span text:style-name="T3">3</text:span><text:span text:style-name="T4">And they said to one another, “Come, let us make bricks, and burn them thoroughly.” And they had brick for stone, and bitumen for morta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2" draw:layer="layout" svg:width="24.638cm" svg:height="6.263cm" svg:x="1.778cm" svg:y="0.508cm">
          <draw:text-box>
            <text:p text:style-name="P4"><text:span text:style-name="T3">4</text:span><text:span text:style-name="T4">Then they said, “Come, let us build ourselves a city and a tower with its top in the heavens, and let us make a name for ourselves, lest we be dispersed over the face of the whole earth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2" draw:layer="layout" svg:width="24.638cm" svg:height="7.766cm" svg:x="1.778cm" svg:y="0.508cm">
          <draw:text-box>
            <text:p text:style-name="P4"><text:span text:style-name="T3">5</text:span><text:span text:style-name="T4">And the L</text:span><text:span text:style-name="T5">ORD</text:span><text:span text:style-name="T4"> came down to see the city and the tower, which the children of man had built. </text:span><text:span text:style-name="T3">6</text:span><text:span text:style-name="T4">And the L</text:span><text:span text:style-name="T6">ORD</text:span><text:span text:style-name="T4"> said, “Behold, they are one people, and they have all one language, and this is only the beginning of what they will do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2" draw:layer="layout" svg:width="24.638cm" svg:height="6.263cm" svg:x="1.778cm" svg:y="0.508cm">
          <draw:text-box>
            <text:p text:style-name="P4"><text:span text:style-name="T4">And nothing that they propose to do will now be impossible for them. </text:span><text:span text:style-name="T3">7</text:span><text:span text:style-name="T4">Come, let us go down and there confuse their language, so that they may not understand one another’s speech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2" draw:layer="layout" svg:width="24.638cm" svg:height="7.766cm" svg:x="1.778cm" svg:y="0.508cm">
          <draw:text-box>
            <text:p text:style-name="P4"><text:span text:style-name="T3">8</text:span><text:span text:style-name="T4">So the L</text:span><text:span text:style-name="T6">ORD</text:span><text:span text:style-name="T4"> dispersed them from there over the face of all the earth, and they left off building the city. </text:span><text:span text:style-name="T3">9</text:span><text:span text:style-name="T4">Therefore its name was called Babel, because there the L</text:span><text:span text:style-name="T6">ORD</text:span><text:span text:style-name="T4"> confused the language of all the ear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" draw:text-style-name="P2" draw:layer="layout" svg:width="24.638cm" svg:height="3.257cm" svg:x="1.778cm" svg:y="0.508cm">
          <draw:text-box>
            <text:p text:style-name="P4"><text:span text:style-name="T4">And from there the L</text:span><text:span text:style-name="T6">ORD</text:span><text:span text:style-name="T4"> dispersed them over the face of all the ear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3T09:51:09.948000000</meta:creation-date>
    <dc:date>2016-05-13T22:18:37.349000000</dc:date>
    <meta:editing-duration>PT6M54S</meta:editing-duration>
    <meta:editing-cycles>4</meta:editing-cycles>
    <meta:generator>LibreOffice/5.1.2.2$Windows_X86_64 LibreOffice_project/d3bf12ecb743fc0d20e0be0c58ca359301eb705f</meta:generator>
    <meta:document-statistic meta:object-count="45"/>
  </office:meta>
</office:document-meta>
</file>